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35eab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weight="normal" officeooo:paragraph-rsid="00321b3e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10pt" officeooo:paragraph-rsid="00338611" style:font-size-asian="10pt" style:font-size-complex="10pt"/>
    </style:style>
    <style:style style:name="P12" style:family="paragraph" style:parent-style-name="UrbanBody">
      <style:text-properties fo:color="#ce181e" style:font-name="Arial" fo:font-size="10pt" officeooo:rsid="002ab52c" officeooo:paragraph-rsid="00338611" fo:background-color="#fff200" style:font-size-asian="10pt" style:font-size-complex="10pt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9b76d" style:font-size-asian="10.5pt" style:font-weight-asian="bold" style:font-size-complex="10.5pt" style:font-weight-complex="bold"/>
    </style:style>
    <style:style style:name="P14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38611" fo:background-color="transparent" style:font-size-asian="10pt" style:font-weight-asian="bold" style:font-size-complex="10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391da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officeooo:rsid="0030c0b0"/>
    </style:style>
    <style:style style:name="T11" style:family="text">
      <style:text-properties fo:color="#ce181e" officeooo:rsid="002ab52c" fo:background-color="#fff200" loext:char-shading-value="0"/>
    </style:style>
    <style:style style:name="T12" style:family="text">
      <style:text-properties officeooo:rsid="00362119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24cm" svg:width="7.631cm" svg:height="3.237cm" draw:z-index="0"><draw:text-box><text:p text:style-name="P11">DGO4 - Direction générale opérationnelle </text:p><text:p text:style-name="P11">Aménagement du Territoire, Logement, Patrimoine et Énergie</text:p><text:p text:style-name="P11"><text:span text:style-name="T11">NOM</text:span> - Fonctionnaire Délégué</text:p><text:p text:style-name="P12">ADRESSE</text:p><text:p text:style-name="P12"/><text:p text:style-name="P14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Transmis <text:span text:style-name="T9">de l’avis préalable du Collège communal</text:span></text:p>
      <text:p text:style-name="P3"/>
      <text:p text:style-name="P8"/>
      <text:p text:style-name="P9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3"><text:span text:style-name="T5"><office:annotation><dc:creator>Gauthier Bastien</dc:creator><dc:date>2011-01-13T14:56:41</dc:date><text:p text:style-name="P15"><text:span text:style-name="T13">do text</text:span></text:p><text:p text:style-name="P15"><text:span text:style-name="T13">from document(at=reference, format='odt')</text:span></text:p></office:annotation></text:span><text:span text:style-name="T6">Import depuis reference.odt</text:span></text:p>
      <text:p text:style-name="P8"/>
      <text:p text:style-name="P4"><office:annotation><dc:creator>Gauthier Bastien</dc:creator><dc:date>2011-02-16T16:12:24</dc:date><text:p text:style-name="P15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4"/>
      <text:p text:style-name="P4"><text:span text:style-name="T10">Monsieur le Fonctionnaire délégué</text:span>,</text:p>
      <text:p text:style-name="P4"/>
      <text:p text:style-name="P5">Conformément au prescrit <text:span text:style-name="T7">du Code de l'Environnement et à votre courrier du </text:span><text:span text:style-name="T7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10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3">do text</text:span></text:p><text:p text:style-name="P15"><text:span text:style-name="T1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3:28:05.123085024</dc:date>
    <dc:language>fr-FR</dc:language>
    <meta:editing-cycles>114</meta:editing-cycles>
    <meta:editing-duration>P1DT9H31M22S</meta:editing-duration>
    <dc:creator>bleybaert</dc:creator>
    <meta:document-statistic meta:table-count="0" meta:image-count="0" meta:object-count="0" meta:page-count="1" meta:paragraph-count="18" meta:word-count="141" meta:character-count="1126" meta:non-whitespace-character-count="1024"/>
    <meta:user-defined meta:name="Info 1"/>
    <meta:user-defined meta:name="Info 2"/>
    <meta:user-defined meta:name="Info 3"/>
    <meta:user-defined meta:name="Info 4"/>
  </office:meta>
</office:document-meta>
</file>